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2.15cm" fo:margin-left="0cm" fo:margin-right="6.657cm" table:align="margins"/>
    </style:style>
    <style:style style:name="Таблица1.A" style:family="table-column">
      <style:table-column-properties style:column-width="8.848cm" style:rel-column-width="47721*"/>
    </style:style>
    <style:style style:name="Таблица1.B" style:family="table-column">
      <style:table-column-properties style:column-width="3.302cm" style:rel-column-width="178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 style:list-style-name="L2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7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8" style:family="text">
      <style:text-properties style:font-name-asian="Times New Roman1" style:font-name-complex="Times New Roman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language="ru" fo:country="RU" fo:font-style="normal" style:font-style-asian="normal" style:font-style-complex="normal"/>
    </style:style>
    <style:style style:name="T17" style:family="text">
      <style:text-properties fo:font-style="italic" style:font-name-asian="Times New Roman1" style:font-style-asian="italic" style:font-name-complex="Times New Roman1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002.png" xlink:type="simple" xlink:show="embed" xlink:actuate="onLoad"/></draw:frame></text:p>
          </table:table-cell>
          <table:table-cell table:style-name="Table1.B1" office:value-type="string">
            <text:h text:style-name="P8" text:outline-level="1">Константа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<text:span text:style-name="T12"> </text:span>| <text:span text:style-name="T12">Си </text:span>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251cm" svg:height="1.559cm" draw:z-index="1"><draw:image xlink:href="../images/0002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8">Блок </text:span><text:span text:style-name="T13">форми</text:span><text:span text:style-name="T10">рует</text:span><text:span text:style-name="T8"> на выходе заданную пользователем </text:span><text:span text:style-name="T17">постоянную</text:span><text:span text:style-name="T8"> величину</text:span><text:span text:style-name="T13">:</text:span></text:p>
            <text:p text:style-name="P3"><draw:frame draw:style-name="fr3" draw:name="Object1" text:anchor-type="as-char" svg:width="1.767cm" svg:height="0.564cm" draw:z-index="2"><draw:object xlink:href="./Object 1" xlink:type="simple" xlink:show="embed" xlink:actuate="onLoad"/><draw:image xlink:href="./ObjectReplacements/Object 1" xlink:type="simple" xlink:show="embed" xlink:actuate="onLoad"/></draw:frame>.</text:p>
            <text:p text:style-name="P2"><text:span text:style-name="T8">Для работы блока необходимо задать величину константы</text:span><text:span text:style-name="T8"><draw:frame draw:style-name="fr3" draw:name="Object3" text:anchor-type="as-char" svg:width="0.485cm" svg:height="0.549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3">(по умолчанию </text:span><text:span text:style-name="T13"><draw:frame draw:style-name="fr3" draw:name="Object4" text:anchor-type="as-char" svg:width="1.145cm" svg:height="0.549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2">).</text:span></text:p>
            <text:p text:style-name="P2"><text:span text:style-name="T9">Свойства</text:span>:</text:p>
            <text:list xml:id="list7355109587645515530" text:style-name="L1">
              <text:list-item>
                <text:p text:style-name="P4">Значение – значение величины<draw:frame draw:style-name="fr3" draw:name="Object5" text:anchor-type="as-char" svg:width="0.485cm" svg:height="0.549cm" draw:z-index="5"><draw:object xlink:href="./Object 4" xlink:type="simple" xlink:show="embed" xlink:actuate="onLoad"/><draw:image xlink:href="./ObjectReplacements/Object 4" xlink:type="simple" xlink:show="embed" xlink:actuate="onLoad"/></draw:frame>на выходе блока.</text:p>
              </text:list-item>
              <text:list-item>
                <text:p text:style-name="P4">Тип данных (для генерации кода) – тип данных выходной переменной, создаваемой при генерации кода для <text:span text:style-name="T12">внешней целевой системы</text:span>. Постоянная величина (к<text:span text:style-name="T12">онстанта) при генерации кода может быть </text:span><text:span text:style-name="T14">действительным</text:span><text:span text:style-name="T12"> числом (тип </text:span><text:span text:style-name="T1">double</text:span><text:span text:style-name="T12">) или</text:span><text:span text:style-name="T1"> </text:span><text:span text:style-name="T14">целым</text:span><text:span text:style-name="T12"> числом (тип </text:span><text:span text:style-name="T1">integer</text:span><text:span text:style-name="T12">) или</text:span><text:span text:style-name="T1"> </text:span><text:span text:style-name="T14">логическим</text:span><text:span text:style-name="T12"> сигналом (тип </text:span><text:span text:style-name="T1">boolean</text:span><text:span text:style-name="T12">).</text:span></text:p>
              </text:list-item>
              <text:list-item>
                <text:p text:style-name="P4">Название – название формируемой постоянной величины, для справки.</text:p>
              </text:list-item>
            </text:list>
            <text:p text:style-name="P2"><text:span text:style-name="T12">Свойство</text:span><text:span text:style-name="T12"><draw:frame draw:style-name="fr3" draw:name="Object2" text:anchor-type="as-char" svg:width="0.485cm" svg:height="0.549cm" draw:z-index="6"><draw:object xlink:href="./Object 8" xlink:type="simple" xlink:show="embed" xlink:actuate="onLoad"/><draw:image xlink:href="./ObjectReplacements/Object 8" xlink:type="simple" xlink:show="embed" xlink:actuate="onLoad"/></draw:frame></text:span>может быть вектором:<draw:frame draw:style-name="fr3" draw:name="Объект2" text:anchor-type="as-char" svg:width="3.422cm" svg:height="0.728cm" draw:z-index="7"><draw:object xlink:href="./Object 5" xlink:type="simple" xlink:show="embed" xlink:actuate="onLoad"/><draw:image xlink:href="./ObjectReplacements/Object 5" xlink:type="simple" xlink:show="embed" xlink:actuate="onLoad"/></draw:frame>, в этом случае на выходе будет также вектор<text:span text:style-name="T1">:</text:span></text:p>
            <text:p text:style-name="P3"><draw:frame draw:style-name="fr3" draw:name="Объект4" text:anchor-type="as-char" svg:width="4.013cm" svg:height="1.284cm" draw:z-index="8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2"><text:span text:style-name="T11">Примеры</text:span> заполнения <text:span text:style-name="T1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15">Числовое</text:span><text:span text:style-name="T12"> задание свойства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Значение</text:p>
                </table:table-cell>
                <table:table-cell table:style-name="Таблица1.B3" office:value-type="string">
                  <text:p text:style-name="P2">[2]</text:p>
                </table:table-cell>
              </table:table-row>
              <table:table-row>
                <table:table-cell table:style-name="Таблица1.A3" office:value-type="string">
                  <text:p text:style-name="P2">Тип данных (для генерации кода)</text:p>
                </table:table-cell>
                <table:table-cell table:style-name="Таблица1.B3" office:value-type="string">
                  <text:p text:style-name="P2">integer</text:p>
                </table:table-cell>
              </table:table-row>
              <table:table-row>
                <table:table-cell table:style-name="Таблица1.A3" office:value-type="string">
                  <text:p text:style-name="P2">Название</text:p>
                </table:table-cell>
                <table:table-cell table:style-name="Таблица1.B3" office:value-type="string">
                  <text:p text:style-name="P2">my_k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9">Именованное</text:span><text:span text:style-name="T11"> задание свойства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<text:soft-page-break/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Значение</text:p>
                </table:table-cell>
                <table:table-cell table:style-name="Таблица1.B3" office:value-type="string">
                  <text:p text:style-name="P2">koeff1</text:p>
                </table:table-cell>
              </table:table-row>
              <table:table-row>
                <table:table-cell table:style-name="Таблица1.A3" office:value-type="string">
                  <text:p text:style-name="P2">Тип данных (для генерации кода)</text:p>
                </table:table-cell>
                <table:table-cell table:style-name="Таблица1.B3" office:value-type="string">
                  <text:p text:style-name="P2">double</text:p>
                </table:table-cell>
              </table:table-row>
              <table:table-row>
                <table:table-cell table:style-name="Таблица1.A3" office:value-type="string">
                  <text:p text:style-name="P2">Название</text:p>
                </table:table-cell>
                <table:table-cell table:style-name="Таблица1.B3" office:value-type="string">
                  <text:p text:style-name="P2">my_koeff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9">Векторное</text:span><text:span text:style-name="T11"> задание свойства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Значение</text:p>
                </table:table-cell>
                <table:table-cell table:style-name="Таблица1.B3" office:value-type="string">
                  <text:p text:style-name="P2"><text:span text:style-name="T1">[</text:span><text:span text:style-name="T12">3.5,5.0,10.5</text:span>]</text:p>
                </table:table-cell>
              </table:table-row>
              <table:table-row>
                <table:table-cell table:style-name="Таблица1.A3" office:value-type="string">
                  <text:p text:style-name="P2">Тип данных (для генерации кода)</text:p>
                </table:table-cell>
                <table:table-cell table:style-name="Таблица1.B3" office:value-type="string">
                  <text:p text:style-name="P2">double</text:p>
                </table:table-cell>
              </table:table-row>
              <table:table-row>
                <table:table-cell table:style-name="Таблица1.A3" office:value-type="string">
                  <text:p text:style-name="P2">Название</text:p>
                </table:table-cell>
                <table:table-cell table:style-name="Таблица1.B3" office:value-type="string">
                  <text:p text:style-name="P2">k3</text:p>
                </table:table-cell>
              </table:table-row>
            </table:table>
            <text:p text:style-name="P2"><text:span text:style-name="T9">Примечани</text:span><text:span text:style-name="T15">я</text:span>:</text:p>
            <text:list xml:id="list1884264832170496011" text:style-name="L2">
              <text:list-item>
                <text:p text:style-name="P5"><text:span text:style-name="T12">По умолчанию блок </text:span>формирует <text:span text:style-name="T18">скалярный</text:span> выходной сигнал.</text:p>
              </text:list-item>
              <text:list-item>
                <text:p text:style-name="P5"><text:span text:style-name="T1">Именованные свойства задаются как </text:span><text:span text:style-name="T3">локальные</text:span><text:span text:style-name="T5"> переменные модели (или субмодели) во вкладке </text:span><text:span text:style-name="T3">Параметры</text:span><text:span text:style-name="T5"> или как глобальные сигналы проекта при помощи пункта главного меню </text:span><text:span text:style-name="T3">Графика</text:span><text:span text:style-name="T5"> </text:span><text:span text:style-name="T6">→</text:span><text:span text:style-name="T7"> </text:span><text:span text:style-name="T4">Сигналы</text:span><text:span text:style-name="T5">.</text:span></text:p>
              </text:list-item>
              <text:list-item>
                <text:p text:style-name="P5"><text:span text:style-name="T5">Блок может быть использован для генерации кода на языке C</text:span><text:span text:style-name="T16">и</text:span><text:span text:style-name="T5"> для внешней целевой системы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нстанта</dc:title>
    <dc:date>2014-11-28T17:27:12.67</dc:date>
    <meta:generator>OpenOffice/4.1.1$Win32 OpenOffice.org_project/411m6$Build-9775</meta:generator>
    <meta:editing-duration>PT2H39M58S</meta:editing-duration>
    <meta:editing-cycles>63</meta:editing-cycles>
    <meta:document-statistic meta:table-count="2" meta:image-count="2" meta:object-count="7" meta:page-count="2" meta:paragraph-count="47" meta:word-count="202" meta:character-count="139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k</mi>
      </mrow>
    </mrow>
    <annotation encoding="StarMath 5.0">y(t) = k</annotation>
  </semantics>
</math>
</file>

<file path=Object 2/content.xml><?xml version="1.0" encoding="utf-8"?>
<math xmlns="http://www.w3.org/1998/Math/MathML">
  <semantics>
    <mrow>
      <mi>k</mi>
    </mrow>
    <annotation encoding="StarMath 5.0">k</annotation>
  </semantics>
</math>
</file>

<file path=Object 3/content.xml><?xml version="1.0" encoding="utf-8"?>
<math xmlns="http://www.w3.org/1998/Math/MathML">
  <semantics>
    <mrow>
      <mrow>
        <mi>k</mi>
        <mo stretchy="false">=</mo>
        <mn>1</mn>
      </mrow>
    </mrow>
    <annotation encoding="StarMath 5.0">k=1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row>
                <mn>1</mn>
              </mrow>
            </msub>
            <mi>,</mi>
            <msub>
              <mi>k</mi>
              <mrow>
                <mn>2</mn>
              </mrow>
            </msub>
            <mi>,</mi>
            <mn>...</mn>
            <msub>
              <mi>k</mi>
              <mrow>
                <mi>n</mi>
              </mrow>
            </msub>
          </mrow>
        </mfenced>
      </mrow>
    </mrow>
    <annotation encoding="StarMath 5.0">vec {k}=left [
k_{1} , k_{2} , ... k_{n}
right ]</annotation>
  </semantics>
</math>
</file>

<file path=Object 6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over accent="true">
                <mrow>
                  <mi>k</mi>
                </mrow>
                <mo stretchy="false">⃗</mo>
              </mover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k</mi>
                <mi>i</mi>
              </msub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k},~ или
newline
y_i(t) = k_i,~i=1...n.</annotation>
  </semantics>
</math>
</file>

<file path=Object 8/content.xml><?xml version="1.0" encoding="utf-8"?>
<math xmlns="http://www.w3.org/1998/Math/MathML">
  <semantics>
    <mrow>
      <mi>k</mi>
    </mrow>
    <annotation encoding="StarMath 5.0">k</annotation>
  </semantics>
</math>
</file>